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0151e53" officeooo:paragraph-rsid="00151e53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officeooo:rsid="00151e53" officeooo:paragraph-rsid="00151e53"/>
    </style:style>
    <style:style style:name="P3" style:family="paragraph" style:parent-style-name="Preformatted_20_Text">
      <style:text-properties style:font-name="Liberation Serif"/>
    </style:style>
    <style:style style:name="T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arito da Recuperação da 1ª Avaliação</text:p>
      <text:p text:style-name="P3"/>
      <text:p text:style-name="P3"/>
      <text:p text:style-name="P2">1)</text:p>
      <text:p text:style-name="P3"/>
      <text:p text:style-name="Preformatted_20_Text"><text:s/>&lt;script&gt;</text:p>
      <text:p text:style-name="Preformatted_20_Text"><text:s text:c="4"/>var salario, emprestimo, parcelas, valorParcela;</text:p>
      <text:p text:style-name="Preformatted_20_Text"><text:s text:c="4"/>salario = parseFloat(prompt("Informe o salario"));</text:p>
      <text:p text:style-name="Preformatted_20_Text"><text:s text:c="4"/>emprestimo = parseFloat(prompt("Informe o valor do emprestimo"));</text:p>
      <text:p text:style-name="Preformatted_20_Text"><text:s text:c="4"/>parcelas = parseInt(prompt("Informe a quantidade de parcelas"));</text:p>
      <text:p text:style-name="Preformatted_20_Text"><text:s text:c="4"/>if (emprestimo &gt; salario * 10) {</text:p>
      <text:p text:style-name="Preformatted_20_Text"><text:s text:c="8"/>document.write("Nao pode conceder esse emprestimo.&lt;br&gt;");</text:p>
      <text:p text:style-name="Preformatted_20_Text"><text:s text:c="8"/>document.write("Valor do emprestimo muito alto");</text:p>
      <text:p text:style-name="Preformatted_20_Text"><text:s text:c="4"/>} else {</text:p>
      <text:p text:style-name="Preformatted_20_Text"><text:s text:c="8"/>valorParcela = emprestimo / parcelas;</text:p>
      <text:p text:style-name="Preformatted_20_Text"><text:s text:c="8"/>if (valorParcela &gt; salario * 0.30) {</text:p>
      <text:p text:style-name="Preformatted_20_Text"><text:s text:c="12"/>document.write("Nao pode conceder esse emprestimo.&lt;br&gt;");</text:p>
      <text:p text:style-name="Preformatted_20_Text"><text:s text:c="12"/>document.write("Valor da parcela muito alta");</text:p>
      <text:p text:style-name="Preformatted_20_Text"><text:s text:c="8"/>} else {</text:p>
      <text:p text:style-name="Preformatted_20_Text"><text:s text:c="12"/>document.write("Emprestimo concedido");</text:p>
      <text:p text:style-name="Preformatted_20_Text"><text:s text:c="8"/>}</text:p>
      <text:p text:style-name="Preformatted_20_Text"><text:s text:c="4"/>}</text:p>
      <text:p text:style-name="Preformatted_20_Text">&lt;/script&gt;</text:p>
      <text:p text:style-name="P3"/>
      <text:p text:style-name="P3"/>
      <text:p text:style-name="P2">2)</text:p>
      <text:p text:style-name="P3"/>
      <text:p text:style-name="Preformatted_20_Text">&lt;script&gt;</text:p>
      <text:p text:style-name="Preformatted_20_Text"><text:s text:c="4"/>var dia1, mes1, ano1, dia2, mes2, ano2;</text:p>
      <text:p text:style-name="Preformatted_20_Text"><text:s text:c="4"/>dia1 = parseInt(prompt("Digite o dia 1"));</text:p>
      <text:p text:style-name="Preformatted_20_Text"><text:s text:c="4"/>mes1 = parseInt(prompt("Digite o mes 1"));</text:p>
      <text:p text:style-name="Preformatted_20_Text"><text:s text:c="4"/>ano1 = parseInt(prompt("Digite o ano 1"));</text:p>
      <text:p text:style-name="Preformatted_20_Text"><text:s text:c="4"/>dia2 = parseInt(prompt("Digite o dia 2"));</text:p>
      <text:p text:style-name="Preformatted_20_Text"><text:s text:c="4"/>mes2 = parseInt(prompt("Digite o mes 2"));</text:p>
      <text:p text:style-name="Preformatted_20_Text"><text:s text:c="4"/>ano2 = parseInt(prompt("Digite o ano 2"));</text:p>
      <text:p text:style-name="Preformatted_20_Text"><text:s text:c="4"/>if (ano1 &lt; ano2) {</text:p>
      <text:p text:style-name="Preformatted_20_Text"><text:s text:c="8"/>document.write(dia1 + "/" + mes1 + "/" + ano1);</text:p>
      <text:p text:style-name="Preformatted_20_Text"><text:s text:c="4"/>} else if (ano2 &lt; ano1) {</text:p>
      <text:p text:style-name="Preformatted_20_Text"><text:s text:c="8"/>document.write(dia2 + "/" + mes2 + "/" + ano2);</text:p>
      <text:p text:style-name="Preformatted_20_Text"><text:s text:c="4"/>} else if (mes1 &lt; mes2) {</text:p>
      <text:p text:style-name="Preformatted_20_Text"><text:s text:c="8"/>document.write(dia1 + "/" + mes1 + "/" + ano1);</text:p>
      <text:p text:style-name="Preformatted_20_Text"><text:s text:c="4"/>} else if (mes2 &lt; mes1) {</text:p>
      <text:p text:style-name="Preformatted_20_Text"><text:s text:c="8"/>document.write(dia2 + "/" + mes2 + "/" + ano2);</text:p>
      <text:p text:style-name="Preformatted_20_Text"><text:s text:c="4"/>} else if (dia1 &lt; dia2) {</text:p>
      <text:p text:style-name="Preformatted_20_Text"><text:s text:c="8"/>document.write(dia1 + "/" + mes1 + "/" + ano1);</text:p>
      <text:p text:style-name="Preformatted_20_Text"><text:s text:c="4"/>} else {</text:p>
      <text:p text:style-name="Preformatted_20_Text"><text:s text:c="8"/>document.write(dia2 + "/" + mes2 + "/" + ano2);</text:p>
      <text:p text:style-name="Preformatted_20_Text"><text:s text:c="4"/>}</text:p>
      <text:p text:style-name="Preformatted_20_Text">&lt;/scrip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)</text:p>
      <text:p text:style-name="P3"/>
      <text:p text:style-name="Preformatted_20_Text">&lt;script&gt;</text:p>
      <text:p text:style-name="Preformatted_20_Text"><text:s text:c="4"/>var num1, op, num2;</text:p>
      <text:p text:style-name="Preformatted_20_Text"><text:s text:c="4"/>num1 = parseInt(prompt("Digite o primeiro numero"));</text:p>
      <text:p text:style-name="Preformatted_20_Text"><text:s text:c="4"/>op = prompt("Digite a operacao");</text:p>
      <text:p text:style-name="Preformatted_20_Text"><text:s text:c="4"/>num2 = parseInt(prompt("Digite o segundo numero"));</text:p>
      <text:p text:style-name="Preformatted_20_Text"><text:s text:c="4"/>switch(op) {</text:p>
      <text:p text:style-name="Preformatted_20_Text"><text:s text:c="8"/>case "*":</text:p>
      <text:p text:style-name="Preformatted_20_Text"><text:s text:c="12"/>document.write(num1 * num2);</text:p>
      <text:p text:style-name="Preformatted_20_Text"><text:s text:c="12"/>break;</text:p>
      <text:p text:style-name="Preformatted_20_Text"><text:s text:c="8"/>case "-":</text:p>
      <text:p text:style-name="Preformatted_20_Text"><text:s text:c="12"/>document.write(num1 - num2);</text:p>
      <text:p text:style-name="Preformatted_20_Text"><text:s text:c="12"/>break;</text:p>
      <text:p text:style-name="Preformatted_20_Text"><text:s text:c="8"/>case "+":</text:p>
      <text:p text:style-name="Preformatted_20_Text"><text:s text:c="12"/>document.write(num1 + num2);</text:p>
      <text:p text:style-name="Preformatted_20_Text"><text:s text:c="12"/>break;</text:p>
      <text:p text:style-name="Preformatted_20_Text"><text:s text:c="8"/>case "/":</text:p>
      <text:p text:style-name="Preformatted_20_Text"><text:s text:c="12"/>document.write(num1 / num2);</text:p>
      <text:p text:style-name="Preformatted_20_Text"><text:s text:c="12"/>break;</text:p>
      <text:p text:style-name="Preformatted_20_Text"><text:s text:c="8"/>default:</text:p>
      <text:p text:style-name="Preformatted_20_Text"><text:s text:c="12"/>document.write("Operacao invalida!");</text:p>
      <text:p text:style-name="Preformatted_20_Text"><text:s text:c="4"/>}</text:p>
      <text:p text:style-name="Preformatted_20_Text">&lt;/script&gt;</text:p>
      <text:p text:style-name="Preformatted_20_Text"/>
      <text:p text:style-name="Preformatted_20_Text">ou</text:p>
      <text:p text:style-name="Preformatted_20_Text"/>
      <text:p text:style-name="Preformatted_20_Text">&lt;script&gt;</text:p>
      <text:p text:style-name="Preformatted_20_Text"><text:s text:c="4"/>var num1, op, num2;</text:p>
      <text:p text:style-name="Preformatted_20_Text"><text:s text:c="4"/>num1 = parseInt(prompt("Digite o primeiro numero"));</text:p>
      <text:p text:style-name="Preformatted_20_Text"><text:s text:c="4"/>op = prompt("Digite a operacao");</text:p>
      <text:p text:style-name="Preformatted_20_Text"><text:s text:c="4"/>num2 = parseInt(prompt("Digite o segundo numero"));</text:p>
      <text:p text:style-name="Preformatted_20_Text"><text:s text:c="4"/>if (op == "*") {</text:p>
      <text:p text:style-name="Preformatted_20_Text"><text:s text:c="8"/>document.write(num1 * num2);</text:p>
      <text:p text:style-name="Preformatted_20_Text"><text:s text:c="4"/>} else if (op == "-") {</text:p>
      <text:p text:style-name="Preformatted_20_Text"><text:s text:c="8"/>document.write(num1 - num2);</text:p>
      <text:p text:style-name="Preformatted_20_Text"><text:s text:c="4"/>} else if (op == "+") {</text:p>
      <text:p text:style-name="Preformatted_20_Text"><text:s text:c="8"/>document.write(num1 + num2);</text:p>
      <text:p text:style-name="Preformatted_20_Text"><text:s text:c="4"/>} else if (op == "/") {</text:p>
      <text:p text:style-name="Preformatted_20_Text"><text:s text:c="8"/>document.write(num1 / num2);</text:p>
      <text:p text:style-name="Preformatted_20_Text"><text:s text:c="4"/>} else {</text:p>
      <text:p text:style-name="Preformatted_20_Text"><text:s text:c="8"/>document.write("Operacao invalida!");</text:p>
      <text:p text:style-name="Preformatted_20_Text"><text:s text:c="4"/>}</text:p>
      <text:p text:style-name="Preformatted_20_Text">&lt;/script&gt;</text:p>
      <text:p text:style-name="P3"/>
      <text:p text:style-name="P3"/>
      <text:p text:style-name="P2">4)</text:p>
      <text:p text:style-name="P3"/>
      <text:p text:style-name="Preformatted_20_Text">&lt;script&gt;</text:p>
      <text:p text:style-name="Preformatted_20_Text"><text:s text:c="4"/>var massa, tempo = 0;</text:p>
      <text:p text:style-name="Preformatted_20_Text"><text:s text:c="4"/>massa = parseFloat(prompt("Informe a massa"));</text:p>
      <text:p text:style-name="Preformatted_20_Text"><text:s text:c="4"/>while (massa &gt;= 0.05) {</text:p>
      <text:p text:style-name="Preformatted_20_Text"><text:s text:c="8"/>massa = massa / 2;</text:p>
      <text:p text:style-name="Preformatted_20_Text"><text:s text:c="8"/>tempo = tempo + 30;</text:p>
      <text:p text:style-name="Preformatted_20_Text"><text:s text:c="4"/>}</text:p>
      <text:p text:style-name="Preformatted_20_Text"><text:s text:c="4"/>document.write(tempo);</text:p>
      <text:p text:style-name="Preformatted_20_Text">&lt;/script&gt;</text:p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5)</text:p>
      <text:p text:style-name="P2"/>
      <text:p text:style-name="Preformatted_20_Text">&lt;script&gt;</text:p>
      <text:p text:style-name="Preformatted_20_Text"><text:s text:c="4"/>var n, fatorial = 1, exponencial = 1;</text:p>
      <text:p text:style-name="Preformatted_20_Text"><text:s text:c="4"/>n = parseInt(prompt("Digite um numero"));</text:p>
      <text:p text:style-name="Preformatted_20_Text"><text:s text:c="4"/>for (var i = 1; i &lt;= n; i++) {</text:p>
      <text:p text:style-name="Preformatted_20_Text"><text:s text:c="8"/>exponencial = exponencial * n;</text:p>
      <text:p text:style-name="Preformatted_20_Text"><text:s text:c="4"/>}</text:p>
      <text:p text:style-name="Preformatted_20_Text"><text:s text:c="4"/>for (var i = 1; i &lt;= n; i++) {</text:p>
      <text:p text:style-name="Preformatted_20_Text"><text:s text:c="8"/>fatorial = fatorial * i;</text:p>
      <text:p text:style-name="Preformatted_20_Text"><text:s text:c="4"/>}</text:p>
      <text:p text:style-name="Preformatted_20_Text"><text:s text:c="4"/>document.write(exponencial - fatorial);</text:p>
      <text:p text:style-name="Preformatted_20_Text">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8:27:35.356744634</dc:date>
    <meta:editing-duration>PT3M58S</meta:editing-duration>
    <meta:editing-cycles>1</meta:editing-cycles>
    <meta:document-statistic meta:table-count="0" meta:image-count="0" meta:object-count="0" meta:page-count="3" meta:paragraph-count="106" meta:word-count="422" meta:character-count="3166" meta:non-whitespace-character-count="2301"/>
    <meta:generator>LibreOffice/7.5.0.3$MacOSX_AARCH64 LibreOffice_project/c21113d003cd3efa8c53188764377a8272d9d6de</meta:generator>
  </office:meta>
</office:document-meta>
</file>